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1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/>
      <style:text-properties fo:font-size="15pt"/>
    </style:style>
    <style:style style:name="P9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10" style:family="paragraph">
      <style:text-properties fo:font-size="15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0.508cm">
          <draw:text-box>
            <text:p text:style-name="P1"><text:span text:style-name="T1">HYMN #884</text:span></text:p>
            <text:p text:style-name="P1"><text:span text:style-name="T2">“</text:span><text:span text:style-name="T2">Lord, Support Us All Day Lo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638cm" svg:height="7.011cm" svg:x="1.524cm" svg:y="0.508cm">
          <draw:text-box>
            <text:p text:style-name="P4"><text:span text:style-name="T3">1. </text:span><text:span text:style-name="T4">Lord, support us all day long,</text:span></text:p>
            <text:p text:style-name="P4"><text:span text:style-name="T4">Guide and strengthen.</text:span></text:p>
            <text:p text:style-name="P4"><text:span text:style-name="T4">Evening comes, the world is hushed,</text:span></text:p>
            <text:p text:style-name="P4"><text:span text:style-name="T4">Shadows lengthe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638cm" svg:height="7.011cm" svg:x="1.524cm" svg:y="0.508cm">
          <draw:text-box>
            <text:p text:style-name="P4"><text:span text:style-name="T4">Work is done, life’s fevered pace</text:span></text:p>
            <text:p text:style-name="P4"><text:span text:style-name="T4">Now has ended;</text:span></text:p>
            <text:p text:style-name="P4"><text:span text:style-name="T4">Christ, to You, our final rest</text:span></text:p>
            <text:p text:style-name="P4"><text:span text:style-name="T4">Is commend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638cm" svg:height="7.011cm" svg:x="1.524cm" svg:y="0.621cm">
          <draw:text-box>
            <text:p text:style-name="P4"><text:span text:style-name="T3">2. </text:span><text:span text:style-name="T4">Be our light in darkness, Lord,</text:span></text:p>
            <text:p text:style-name="P4"><text:span text:style-name="T4">Our defender;</text:span></text:p>
            <text:p text:style-name="P4"><text:span text:style-name="T4">In Your presence perils all</text:span></text:p>
            <text:p text:style-name="P4"><text:span text:style-name="T4">Must surrend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4.638cm" svg:height="7.011cm" svg:x="1.524cm" svg:y="0.508cm">
          <draw:text-box>
            <text:p text:style-name="P4"><text:span text:style-name="T4">Drive all dark satanic snares</text:span></text:p>
            <text:p text:style-name="P4"><text:span text:style-name="T4">From each dwelling;</text:span></text:p>
            <text:p text:style-name="P4"><text:span text:style-name="T4">Then, at peace, our hearts Your praise</text:span></text:p>
            <text:p text:style-name="P4"><text:span text:style-name="T4">Will be tell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7" draw:layer="layout" svg:width="24.638cm" svg:height="7.011cm" svg:x="1.524cm" svg:y="0.508cm">
          <draw:text-box>
            <text:p text:style-name="P4"><text:span text:style-name="T5">3. </text:span><text:span text:style-name="T6">With Your presence, Lord, draw near</text:span></text:p>
            <text:p text:style-name="P4"><text:span text:style-name="T6">Those who labor</text:span></text:p>
            <text:p text:style-name="P4"><text:span text:style-name="T6">Through the nighttime on behalf</text:span></text:p>
            <text:p text:style-name="P4"><text:span text:style-name="T6">Of their neighb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3" draw:text-style-name="P7" draw:layer="layout" svg:width="24.638cm" svg:height="7.011cm" svg:x="1.524cm" svg:y="0.508cm">
          <draw:text-box>
            <text:p text:style-name="P4"><text:span text:style-name="T6">Grant them courage for each fear,</text:span></text:p>
            <text:p text:style-name="P4"><text:span text:style-name="T6">Faithful caring:</text:span></text:p>
            <text:p text:style-name="P4"><text:span text:style-name="T6">Your compassion and Your love</text:span></text:p>
            <text:p text:style-name="P4"><text:span text:style-name="T6">Truly sha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9" draw:layer="layout" svg:width="24.638cm" svg:height="7.011cm" svg:x="1.407cm" svg:y="0.575cm">
          <draw:text-box>
            <text:p text:style-name="P8"><text:span text:style-name="T3">4. </text:span><text:span text:style-name="T4">Gracious Lord, we give You thanks,</text:span></text:p>
            <text:p text:style-name="P8"><text:span text:style-name="T4">Praise and bless You,</text:span></text:p>
            <text:p text:style-name="P8"><text:span text:style-name="T4">As the giver of all good</text:span></text:p>
            <text:p text:style-name="P8"><text:span text:style-name="T4">We confess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9" draw:layer="layout" svg:width="24.638cm" svg:height="13.381cm" svg:x="1.524cm" svg:y="0.508cm">
          <draw:text-box>
            <text:p text:style-name="P8"><text:span text:style-name="T4">This past day we now commit</text:span></text:p>
            <text:p text:style-name="P8"><text:span text:style-name="T4">To Your keeping</text:span></text:p>
            <text:p text:style-name="P8"><text:span text:style-name="T4">And entrust to You the hours</text:span></text:p>
            <text:p text:style-name="P8"><text:span text:style-name="T4">Of our sleeping.</text:span></text:p>
            <text:p text:style-name="P8"><text:span text:style-name="T4"/></text:p>
            <text:p text:style-name="P10"><text:span text:style-name="T7"><text:s text:c="12"/></text:span><text:span text:style-name="T7">1998 Stephen P. Starke.</text:span></text:p>
            <text:p text:style-name="P10"><text:span text:style-name="T7"><text:s text:c="12"/></text:span><text:span text:style-name="T7">Used by permission:</text:span></text:p>
            <text:p text:style-name="P10"><text:span text:style-name="T7"><text:s text:c="12"/></text:span><text:span text:style-name="T7">LSB Hymn License</text:span></text:p>
            <text:p text:style-name="P10"><text:span text:style-name="T7"><text:s text:c="12"/></text:span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3:47:03.804000000</meta:creation-date>
    <dc:date>2019-04-25T19:33:29.172000000</dc:date>
    <meta:editing-duration>PT12M50S</meta:editing-duration>
    <meta:editing-cycles>2</meta:editing-cycles>
    <meta:generator>LibreOffice/6.1.5.2$Windows_X86_64 LibreOffice_project/90f8dcf33c87b3705e78202e3df5142b201bd805</meta:generator>
    <meta:document-statistic meta:object-count="48"/>
  </office:meta>
</office:document-meta>
</file>